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ourier New" officeooo:rsid="001eda86" officeooo:paragraph-rsid="001eda86"/>
    </style:style>
    <style:style style:name="P2" style:family="paragraph" style:parent-style-name="Standard">
      <style:text-properties style:font-name="Courier New" officeooo:rsid="001eda86" officeooo:paragraph-rsid="002742c1"/>
    </style:style>
    <style:style style:name="P3" style:family="paragraph" style:parent-style-name="Standard">
      <style:text-properties style:font-name="Courier New" officeooo:rsid="001eda86" officeooo:paragraph-rsid="0031b3a6"/>
    </style:style>
    <style:style style:name="P4" style:family="paragraph" style:parent-style-name="Standard">
      <style:text-properties style:font-name="Courier New" officeooo:rsid="00204da5" officeooo:paragraph-rsid="00204da5"/>
    </style:style>
    <style:style style:name="P5" style:family="paragraph" style:parent-style-name="Standard">
      <style:text-properties style:font-name="Courier New" officeooo:rsid="0025511c" officeooo:paragraph-rsid="0025511c"/>
    </style:style>
    <style:style style:name="P6" style:family="paragraph" style:parent-style-name="Standard">
      <style:text-properties style:font-name="Courier New" officeooo:rsid="0025671b" officeooo:paragraph-rsid="0025671b"/>
    </style:style>
    <style:style style:name="P7" style:family="paragraph" style:parent-style-name="Standard">
      <style:text-properties style:font-name="Courier New" officeooo:rsid="0029d761" officeooo:paragraph-rsid="0029d761"/>
    </style:style>
    <style:style style:name="P8" style:family="paragraph" style:parent-style-name="Standard">
      <style:text-properties style:font-name="Courier New" officeooo:rsid="0029d761" officeooo:paragraph-rsid="0027e5c9"/>
    </style:style>
    <style:style style:name="P9" style:family="paragraph" style:parent-style-name="Standard">
      <style:text-properties style:font-name="Courier New" officeooo:rsid="0029d761" officeooo:paragraph-rsid="002a9502"/>
    </style:style>
    <style:style style:name="P10" style:family="paragraph" style:parent-style-name="Standard">
      <style:text-properties style:font-name="Courier New" fo:font-size="16.1000003814697pt" fo:font-weight="bold" officeooo:rsid="0029d761" officeooo:paragraph-rsid="0029d761" style:font-name-asian="WenQuanYi Zen Hei Sharp" style:font-size-asian="16.1000003814697pt" style:font-weight-asian="bold" style:font-name-complex="Lohit Devanagari" style:font-size-complex="16.1000003814697pt" style:font-weight-complex="bold"/>
    </style:style>
    <style:style style:name="P11" style:family="paragraph" style:parent-style-name="Standard">
      <style:text-properties style:font-name="Courier New" officeooo:rsid="0027e5c9" officeooo:paragraph-rsid="0027e5c9"/>
    </style:style>
    <style:style style:name="P12" style:family="paragraph" style:parent-style-name="Standard">
      <style:text-properties style:font-name="Courier New" officeooo:rsid="0027e5c9" officeooo:paragraph-rsid="0031b3a6"/>
    </style:style>
    <style:style style:name="P13" style:family="paragraph" style:parent-style-name="Standard">
      <style:text-properties style:font-name="Courier New" officeooo:rsid="002a9502" officeooo:paragraph-rsid="002a9502"/>
    </style:style>
    <style:style style:name="P14" style:family="paragraph" style:parent-style-name="Standard">
      <style:text-properties style:font-name="Courier New" officeooo:rsid="002b9dd2" officeooo:paragraph-rsid="002b9dd2"/>
    </style:style>
    <style:style style:name="P15" style:family="paragraph" style:parent-style-name="Standard">
      <style:text-properties style:font-name="Courier New" officeooo:rsid="002cbe19" officeooo:paragraph-rsid="002cbe19"/>
    </style:style>
    <style:style style:name="P16" style:family="paragraph" style:parent-style-name="Standard">
      <style:text-properties style:font-name="Courier New" officeooo:rsid="002de491" officeooo:paragraph-rsid="002de491"/>
    </style:style>
    <style:style style:name="P17" style:family="paragraph" style:parent-style-name="Standard">
      <style:text-properties style:font-name="Courier New" officeooo:rsid="002e58f9" officeooo:paragraph-rsid="002e58f9"/>
    </style:style>
    <style:style style:name="P18" style:family="paragraph" style:parent-style-name="Title">
      <style:text-properties style:font-name="Courier New" officeooo:paragraph-rsid="001eda86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style:font-name="Courier New" officeooo:rsid="002e58f9" officeooo:paragraph-rsid="002e58f9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officeooo:rsid="002e58f9" officeooo:paragraph-rsid="0027e5c9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style:font-name="Courier New" officeooo:rsid="0029d761" officeooo:paragraph-rsid="0027e5c9"/>
    </style:style>
    <style:style style:name="P22" style:family="paragraph" style:parent-style-name="Standard">
      <style:paragraph-properties fo:margin-left="0.9846in" fo:margin-right="0in" fo:text-indent="0in" style:auto-text-indent="false"/>
      <style:text-properties style:font-name="Courier New" officeooo:rsid="002e58f9" officeooo:paragraph-rsid="002e58f9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ourier New" officeooo:rsid="0031b3a6" officeooo:paragraph-rsid="0031b3a6"/>
    </style:style>
    <style:style style:name="P24" style:family="paragraph" style:parent-style-name="Standard">
      <style:paragraph-properties fo:break-before="page"/>
      <style:text-properties style:font-name="Courier New" officeooo:rsid="001eda86" officeooo:paragraph-rsid="001eda86"/>
    </style:style>
    <style:style style:name="P25" style:family="paragraph" style:parent-style-name="Text_20_body">
      <style:text-properties style:font-name="Courier New" fo:font-size="16.1000003814697pt" fo:font-weight="bold" officeooo:paragraph-rsid="0029d761" style:font-name-asian="WenQuanYi Zen Hei Sharp" style:font-size-asian="16.1000003814697pt" style:font-weight-asian="bold" style:font-name-complex="Lohit Devanagari" style:font-size-complex="16.1000003814697pt" style:font-weight-complex="bold"/>
    </style:style>
    <style:style style:name="P26" style:family="paragraph" style:parent-style-name="Standard">
      <style:text-properties style:font-name="Courier New" officeooo:rsid="0029d761" officeooo:paragraph-rsid="0029d761"/>
    </style:style>
    <style:style style:name="P27" style:family="paragraph" style:parent-style-name="Heading_20_1">
      <style:text-properties style:font-name="Courier New" fo:font-size="16.1000003814697pt" fo:font-weight="bold" officeooo:paragraph-rsid="0029d761" style:font-name-asian="WenQuanYi Zen Hei Sharp" style:font-size-asian="16.1000003814697pt" style:font-weight-asian="bold" style:font-name-complex="Lohit Devanagari" style:font-size-complex="16.1000003814697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204da5"/>
    </style:style>
    <style:style style:name="T3" style:family="text">
      <style:text-properties officeooo:rsid="0025671b"/>
    </style:style>
    <style:style style:name="T4" style:family="text">
      <style:text-properties officeooo:rsid="002742c1"/>
    </style:style>
    <style:style style:name="T5" style:family="text">
      <style:text-properties officeooo:rsid="002a9502"/>
    </style:style>
    <style:style style:name="T6" style:family="text">
      <style:text-properties officeooo:rsid="002b9dd2"/>
    </style:style>
    <style:style style:name="T7" style:family="text">
      <style:text-properties officeooo:rsid="002cbe19"/>
    </style:style>
    <style:style style:name="T8" style:family="text">
      <style:text-properties officeooo:rsid="002e58f9"/>
    </style:style>
    <style:style style:name="T9" style:family="text">
      <style:text-properties officeooo:rsid="002fe75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31b3a6"/>
    </style:style>
    <style:style style:name="T12" style:family="text">
      <style:text-properties officeooo:rsid="00328e2c"/>
    </style:style>
    <style:style style:name="T13" style:family="text">
      <style:text-properties officeooo:rsid="0032a6e3"/>
    </style:style>
    <style:style style:name="T14" style:family="text">
      <style:text-properties officeooo:rsid="003494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ython</text:p>
      <text:p text:style-name="P3">For all programs, make sure you test them exhaustively for correctness. <text:span text:style-name="T11">Look for corner cases and things that could break your program. Being able to test your program is a skill that's as important as being able to write programs.</text:span></text:p>
      <text:h text:style-name="P27" text:outline-level="1">Exercises - Language B<text:span text:style-name="T12">a</text:span>sics </text:h>
      <text:p text:style-name="P25"/>
      <text:p text:style-name="P2"><text:span text:style-name="T4">1</text:span>. Write two functions which search for a given entry in a sorted list. The first one should use linear search while the other should use binary search.</text:p>
      <text:p text:style-name="P2"/>
      <text:p text:style-name="P5"><text:span text:style-name="T4">2</text:span>. Write a recursive function that returns a string containing the binary representation of an input decimal natural number.</text:p>
      <text:p text:style-name="P5"/>
      <text:p text:style-name="P1"><text:span text:style-name="T4">3</text:span>. Write a recursive function that calculates the nth term in the Fibonacci sequence where the first two terms are 0 (for n = 1) and 1 (for n = 2). As we saw earlier, this method didn't work for something as small as n = 100. We'll take care of this later. For now, just code the function you're all used to.</text:p>
      <text:p text:style-name="P1"/>
      <text:p text:style-name="P6"><text:span text:style-name="T4">4</text:span>. Write a recursive function that computes the factorial of a given number.</text:p>
      <text:p text:style-name="P6"/>
      <text:p text:style-name="P4"><text:span text:style-name="T4">5</text:span>. Do you remember Horner's method? We used the function in Scilab to calculate the value of a polynomial for a given value of the independent variable. Now code the function (it needs to be recursive).</text:p>
      <text:p text:style-name="P1"/>
      <text:p text:style-name="P1"><text:span text:style-name="T4">6</text:span>. Write two functions which sort an unsorted list. The first function should use bubble sort while the second <text:span text:style-name="T9">should </text:span>use merge sort.</text:p>
      <text:p text:style-name="P1"/>
      <text:p text:style-name="P1"><text:span text:style-name="T4">7</text:span>. Now write a program that generates a large list of random integers. <text:span text:style-name="T9">S</text:span>ort this list using the functions of question <text:span text:style-name="T13">1</text:span>. Compare the computation time in each case.</text:p>
      <text:p text:style-name="P1"/>
      <text:p text:style-name="P1"><text:span text:style-name="T3">8</text:span>. Continuing from the previous problem, extend the <text:s/>program to ask the user to enter a number. The program should then search for the number in the random <text:span text:style-name="T13">(but now sorted) </text:span>list of question <text:span text:style-name="T9">7</text:span> and return the index number if the item is present. Return -1 otherwise. Use the functions in question <text:span text:style-name="T9">1</text:span> and compare computation times. <text:span text:style-name="T3">We've been working with integers so far. When we get into Object Oriented programming, we'll see how we can use this function for any type of data without much modification.</text:span></text:p>
      <text:p text:style-name="P1"/>
      <text:p text:style-name="P24"><text:span text:style-name="T4">9</text:span>. We're now going to see numerical methods in use. Suppose I want to compute the 5<text:span text:style-name="T1">th</text:span> root of a number (forget about the complex numbers for now). There are two ways I can do this (there are others too but lets not bother about them):</text:p>
      <text:p text:style-name="P1"/>
      <text:p text:style-name="P1"><text:span text:style-name="T10">(i) Bisection Search:</text:span> Does the name seem similar to something we've just done? Can you think of the algorithm yourselves?</text:p>
      <text:p text:style-name="P1"/>
      <text:p text:style-name="P1"><text:span text:style-name="T10">(ii) Newton Raphson's Method:</text:span> I hope you remember the formula for this (or if you have a bad memory for formulas like me, can you derive it?).</text:p>
      <text:p text:style-name="P1"/>
      <text:p text:style-name="P1">Make sure you do something about precision problems (like the %eps thing we saw in Scilab). <text:span text:style-name="T13">How can you modify the function to make it work with any function you want?</text:span></text:p>
      <text:p text:style-name="P1"/>
      <text:p text:style-name="P1"><text:span text:style-name="T4">10</text:span>. <text:span text:style-name="T2">Let's take this divide and conquer approach to solve a problem you've probably coded before. Write a recursive function that can check if a word is a palindrome or not.</text:span></text:p>
      <text:p text:style-name="P1"/>
      <text:p text:style-name="P10">Exercises – Strings, Lists, Tuples and Dictionaries</text:p>
      <text:p text:style-name="P7"/>
      <text:p text:style-name="P7">1. Suppose I have a string variable defined like this:</text:p>
      <text:p text:style-name="P7"><text:tab/>osName = 'GNU's Not Unix'</text:p>
      <text:p text:style-name="P7">What would the following expressions give me? Figure this out without <text:s/>using the Python interpreter.</text:p>
      <text:p text:style-name="P7"/>
      <text:p text:style-name="P7"><text:tab/>print osName[0]</text:p>
      <text:p text:style-name="P7"><text:tab/>print osName[1]</text:p>
      <text:p text:style-name="P7"><text:tab/>print osName[3:4]</text:p>
      <text:p text:style-name="P7"><text:tab/>print osName[2:8]</text:p>
      <text:p text:style-name="P7"><text:tab/>print osName[0]</text:p>
      <text:p text:style-name="P7"><text:tab/>print osName[7:]</text:p>
      <text:p text:style-name="P7"><text:tab/>print osName[:4]</text:p>
      <text:p text:style-name="P9"><text:tab/>print osName[<text:span text:style-name="T5">4:10:3</text:span>]</text:p>
      <text:p text:style-name="P9"><text:tab/><text:span text:style-name="T5">print osName[-1]</text:span></text:p>
      <text:p text:style-name="P13"><text:tab/>print osName[-2]</text:p>
      <text:p text:style-name="P13"><text:tab/>print osName[:-1]</text:p>
      <text:p text:style-name="P13"><text:tab/>print osName[-1:]</text:p>
      <text:p text:style-name="P9"/>
      <text:p text:style-name="P13">2. Write a function called find which takes in a string and a character, and returns the index of the first <text:span text:style-name="T6">occurrence</text:span> of the character in the string.</text:p>
      <text:p text:style-name="P13"/>
      <text:p text:style-name="P15">3. Write the binary search function for strings. Reuse the code you wrote in the previous segment. How much did you need to change? Compare this to a conventional language like C. Amazing isn't it? </text:p>
      <text:p text:style-name="P15"/>
      <text:p text:style-name="P13"/>
      <text:p text:style-name="P13"><text:soft-page-break/><text:span text:style-name="T7">4</text:span>. Write a function that finds all valid anagrams of a given word. Use the word list to verify if a word is valid.</text:p>
      <text:p text:style-name="P7"/>
      <text:p text:style-name="P7"><text:span text:style-name="T7">5</text:span>. Write a function that returns a list containing the prime factors of a number. What helper function would you need for this?</text:p>
      <text:p text:style-name="P7"/>
      <text:p text:style-name="P7"><text:span text:style-name="T7">6</text:span>. Write a function that takes in a list and returns the list with duplicates remove<text:span text:style-name="T11">d</text:span>.</text:p>
      <text:p text:style-name="P7"/>
      <text:p text:style-name="P14"><text:span text:style-name="T7">7</text:span>. Write a function that verifies the <text:a xlink:type="simple" xlink:href="http://en.wikipedia.org/wiki/Birthday_problem"><text:span text:style-name="T14">Birthday Paradox</text:span></text:a>.</text:p>
      <text:p text:style-name="P14"/>
      <text:p text:style-name="P16">8. Write a program that uses the Sieve of Eratosthenes to print all prime numbers starting from 2 to n (where n is specified by the input). <text:span text:style-name="T11">Calculate computation times.</text:span></text:p>
      <text:p text:style-name="P16"/>
      <text:p text:style-name="P15"><text:span text:style-name="T8">9</text:span>. Rewrite the exch() function you defined for bubble sort using tuples. Would you need to use a function now?</text:p>
      <text:p text:style-name="P11"/>
      <text:p text:style-name="P12"><text:span text:style-name="T8">10</text:span>. This is an old one so you should be able to do it quick – write a function that solves a quadratic equation. Function call is</text:p>
      <text:p text:style-name="P12"><text:span text:style-name="T11">x1, x2 = </text:span>solveQuad(a,b,c)</text:p>
      <text:p text:style-name="P8"/>
      <text:p text:style-name="P17">11. Develop the following word game:</text:p>
      <text:p text:style-name="P19">- The program selects 7 random characters and displays them to the user.</text:p>
      <text:p text:style-name="P19">- The user must enter a word built from the characters displayed.</text:p>
      <text:p text:style-name="P19">- If the word is valid, the characters used are removed from the list and the player is awarded points. The scoring scheme is the following</text:p>
      <text:p text:style-name="P22">1 point: E, A, I, O, N, R, T, L, S, U</text:p>
      <text:p text:style-name="P22">2 points: D, G</text:p>
      <text:p text:style-name="P22">3 points: B, C, M, P</text:p>
      <text:p text:style-name="P22">4 points: F, H, V, W, Y</text:p>
      <text:p text:style-name="P22">5 points: K</text:p>
      <text:p text:style-name="P22">8 points: J, X</text:p>
      <text:p text:style-name="P22">10 points: Q, Z</text:p>
      <text:p text:style-name="P21">- <text:span text:style-name="T8">If the word is not valid, ask the user to try again (and again)</text:span></text:p>
      <text:p text:style-name="P20">- If the user enters an invalid character, display an error message and ask to re-enter the word.</text:p>
      <text:p text:style-name="P20">- If the user enters 0, print the final score and quit.</text:p>
      <text:p text:style-name="P20">- If all characters are exhausted, print the score and quit.</text:p>
      <text:p text:style-name="P21"/>
      <text:p text:style-name="P23"><text:span text:style-name="T8">1</text:span>2. Now that you know what dictionaries are, it's time to fix the problem with the Fibonacci function. Do it and compare computation times for bot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with Rego</meta:initial-creator>
    <meta:creation-date>2013-08-22T21:23:13.130774328</meta:creation-date>
    <dc:date>2013-08-24T12:09:33.068436420</dc:date>
    <meta:editing-duration>PT1H8M53S</meta:editing-duration>
    <meta:editing-cycles>10</meta:editing-cycles>
    <meta:generator>LibreOffice/4.1.0.4$Linux_X86_64 LibreOffice_project/410$Build-4</meta:generator>
    <dc:creator>Ashwith Rego</dc:creator>
    <meta:document-statistic meta:table-count="0" meta:image-count="0" meta:object-count="0" meta:page-count="3" meta:paragraph-count="58" meta:word-count="953" meta:character-count="5233" meta:non-whitespace-character-count="4319"/>
  </office:meta>
</office:document-meta>
</file>